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2pt" style:font-name-asian="Monospace" style:font-size-asian="12pt" style:font-name-complex="Monospace" style:font-size-complex="12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2pt" fo:font-style="italic" style:font-name-asian="Monospace" style:font-size-asian="12pt" style:font-style-asian="italic" style:font-name-complex="Monospace" style:font-size-complex="12pt" style:font-style-complex="italic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2pt" style:font-name-asian="Monospace" style:font-size-asian="12pt" style:font-name-complex="Monospace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P6" style:family="paragraph" style:parent-style-name="Text_20_body">
      <style:text-properties style:font-name="Arial" fo:font-size="12pt" fo:font-style="italic" style:font-name-asian="Monospace" style:font-size-asian="12pt" style:font-style-asian="italic" style:font-name-complex="Monospace" style:font-size-complex="12pt" style:font-style-complex="italic"/>
    </style:style>
    <style:style style:name="P7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arrative: </text:h>
      <text:p text:style-name="Text_20_body"><text:span text:style-name="T1">In order to</text:span> communicate better</text:p>
      <text:p text:style-name="Text_20_body"><text:span text:style-name="T1">As a</text:span> story writer</text:p>
      <text:p text:style-name="Text_20_body"><text:span text:style-name="T1">I want to</text:span> be able to use ODT format</text:p>
      <text:h text:style-name="Heading_20_2" text:outline-level="2"><text:span text:style-name="T2">Scenario: a plain scenario</text:span></text:h>
      <text:p text:style-name="P2"><text:span text:style-name="T1">Given</text:span> a step</text:p>
      <text:p text:style-name="P2"><text:span text:style-name="T1">When</text:span> a step has failed</text:p>
      <text:p text:style-name="P2"><text:span text:style-name="T1">Then</text:span> the scenario is visualized as failed</text:p>
      <text:p text:style-name="P1"/>
      <text:h text:style-name="P7" text:outline-level="2">Scenario: a scenario with a given story</text:h>
      <text:p text:style-name="Text_20_body"/>
      <text:p text:style-name="P3"><text:span text:style-name="T1">GivenStories:</text:span> stories/a_successful_story.odt</text:p>
      <text:p text:style-name="P3"/>
      <text:p text:style-name="P2"><text:span text:style-name="T1">Given</text:span> a step </text:p>
      <text:p text:style-name="P2"><text:span text:style-name="T1">And</text:span> the step is successful</text:p>
      <text:p text:style-name="P2"><text:span text:style-name="T1">Then</text:span> the scenario is visualized as succeeded</text:p>
      <text:p text:style-name="P2"/>
      <text:h text:style-name="P7" text:outline-level="2">Scenario: a scenario with examples</text:h>
      <text:p text:style-name="P6"/>
      <text:p text:style-name="P2"><text:span text:style-name="T1">Given</text:span> a &lt;step&gt; </text:p>
      <text:p text:style-name="P2"><text:span text:style-name="T1">When</text:span> the &lt;step&gt; is executed</text:p>
      <text:p text:style-name="P2"><text:span text:style-name="T1">Then</text:span> the result is &lt;result&gt;</text:p>
      <text:p text:style-name="P2"/>
      <text:p text:style-name="P5">Examples:</text:p>
      <text:p text:style-name="P2">|step|result|</text:p>
      <text:p text:style-name="P2">|one|1|</text:p>
      <text:p text:style-name="P2">|two|2|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kbdn </meta:initial-creator>
    <meta:creation-date>2011-01-11T21:20:55</meta:creation-date>
    <dc:date>2011-04-14T12:52:04</dc:date>
    <meta:editing-duration>PT1H51M59S</meta:editing-duration>
    <meta:editing-cycles>18</meta:editing-cycles>
    <meta:generator>OpenOffice.org/3.3$Unix OpenOffice.org_project/330m20$Build-9567</meta:generator>
    <meta:document-statistic meta:table-count="0" meta:image-count="0" meta:object-count="0" meta:page-count="1" meta:paragraph-count="21" meta:word-count="84" meta:character-count="499"/>
  </office:meta>
</office:document-meta>
</file>